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a06e9" officeooo:paragraph-rsid="000a06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oluteCinema Overview<text:line-break/><text:line-break/>General syntax:<text:line-break/><text:tab/>Variables are declared with the var keyword, types are declared after a colon like so (var num: int = 5;).<text:line-break/><text:tab/>Scope - {}.<text:line-break/><text:tab/>Every line ends with a semicolon.<text:line-break/><text:tab/>Keywords are case-sensitive.<text:line-break/><text:tab/>Identifiers can contain letters, numbers, and underscores.<text:line-break/><text:tab/>Identifiers cannot start with a number.<text:line-break/><text:tab/>Identifiers cannot contain spaces.<text:line-break/><text:tab/>Identifiers cannot contain special characters.<text:line-break/><text:tab/>Identifiers cannot be reserved words.<text:line-break/><text:tab/>Identifiers cannot be keywords.<text:line-break/><text:line-break/>Data types:<text:line-break/><text:tab/>bool - true/false<text:line-break/><text:tab/>int – 32-bit integer.<text:line-break/><text:tab/>double – 64-bit floating point number.<text:line-break/><text:tab/>char – character or empty character ''.<text:line-break/><text:tab/>string – array of characters or empty string "".<text:line-break/><text:tab/>[] - array.<text:line-break/><text:tab/>[][] - multidimensional array.<text:line-break/><text:tab/>scrap - no return value.<text:line-break/><text:tab/>null - null value.<text:line-break/><text:tab/>object - class instance.<text:line-break/><text:tab/>setup - class.<text:line-break/><text:tab/>scene - function.<text:line-break/><text:tab/>action - new keyword.<text:line-break/><text:tab/>@ - this keyword.<text:line-break/><text:tab/>. - dot operator.<text:line-break/><text:tab/>[] - index operator.<text:line-break/><text:tab/>() - braces<text:line-break/>Operators:<text:line-break/><text:tab/>Assignment:<text:line-break/><text:tab/><text:tab/>=<text:line-break/><text:tab/>Arithmetical:<text:line-break/><text:tab/><text:tab/>+, -, *, /, %, +=, -=, *=, /=, %=, ++, --.<text:line-break/><text:tab/>Relational:<text:line-break/><text:tab/><text:tab/>==, !=, &lt;=, &gt;=, &lt;, &gt;.<text:line-break/><text:tab/>Logical:<text:line-break/><text:tab/><text:tab/>&amp;&amp;, ||, !.<text:line-break/>Functions:<text:line-break/><text:tab/>scene – function keyword.<text:line-break/><text:tab/>cut – return directive.<text:line-break/><text:tab/>scrap – void.<text:line-break/><text:soft-page-break/><text:tab/>Main function:<text:line-break/><text:tab/><text:tab/>scene entrance(): scrap{<text:line-break/><text:tab/><text:tab/>}<text:line-break/><text:tab/>scene definition example:<text:line-break/><text:tab/><text:tab/>scene count(var amount: int): int{<text:line-break/><text:tab/><text:tab/><text:tab/>cut counter + amount;<text:line-break/><text:tab/><text:tab/>}<text:line-break/><text:tab/>scene usage example:<text:line-break/><text:tab/><text:tab/>var counter: int = count(5);<text:line-break/><text:line-break/>Setups:<text:line-break/><text:tab/>action – new keyword.<text:line-break/><text:tab/>@ - this keyword.<text:line-break/><text:tab/>. - access member.<text:line-break/><text:tab/>setup definition example:<text:line-break/><text:tab/><text:tab/>setup Shirt{<text:line-break/><text:tab/><text:tab/><text:tab/>var color: string;<text:line-break/><text:tab/><text:tab/><text:tab/>var size: int;<text:line-break/><text:tab/><text:tab/><text:tab/>Shirt(color: string, size: int){<text:line-break/><text:tab/><text:tab/><text:tab/><text:tab/>@.color = color;<text:line-break/><text:tab/><text:tab/><text:tab/><text:tab/>@.size = size;<text:line-break/><text:tab/><text:tab/><text:tab/>}<text:line-break/><text:tab/><text:tab/><text:tab/>scene getColor(): string{<text:line-break/><text:tab/><text:tab/><text:tab/><text:tab/>cut @.color;<text:line-break/><text:tab/><text:tab/><text:tab/>}<text:line-break/><text:tab/><text:tab/>}<text:line-break/><text:tab/>create setup instance example:<text:line-break/><text:tab/><text:tab/>var shirt: Shirt = action Shirt(“blue”, 5);<text:line-break/>Arrays:<text:line-break/><text:tab/>examples:<text:line-break/><text:tab/><text:tab/>var arr1: double[] <text:s/>= action double[2];<text:line-break/><text:tab/><text:tab/>arr1[0] = 1.0;<text:line-break/><text:tab/><text:tab/>arr1[1] = 2.0;<text:line-break/><text:tab/><text:tab/>var double2: double[] = action double[2] {1.0, 2.0};<text:line-break/>Conditionals:<text:line-break/><text:tab/>Keywords - if, else, else if.<text:line-break/><text:tab/>Examples:<text:line-break/><text:tab/><text:tab/>if(1 &gt; 5 &amp;&amp; 7 &lt;= 6){<text:line-break/><text:tab/><text:tab/><text:tab/>num = 5;<text:line-break/><text:tab/><text:tab/>}<text:line-break/><text:tab/><text:tab/>else if((7 &lt; 7 || 5 == 1) &amp;&amp; 1 == 1){<text:line-break/><text:tab/><text:tab/><text:tab/>num = 2;<text:line-break/><text:tab/><text:tab/>}<text:line-break/><text:tab/><text:tab/>else{<text:line-break/> <text:s text:c="11"/>num = 0;<text:line-break/><text:tab/><text:tab/>}<text:line-break/><text:soft-page-break/><text:line-break/>Loops:<text:line-break/><text:tab/>Keywords:<text:line-break/><text:tab/><text:tab/>keepRollingDuring – for.<text:line-break/><text:tab/><text:tab/>keepRollingIf – while.<text:line-break/><text:tab/><text:tab/>skip – continue;<text:line-break/><text:tab/><text:tab/>exit – break;<text:line-break/><text:tab/>Examples:<text:line-break/><text:tab/><text:tab/>keepRollingDuring(var i: int = 0; i &lt; 10; i++){<text:line-break/> <text:s text:c="11"/>val /= 2;<text:line-break/><text:tab/><text:tab/>}<text:line-break/><text:tab/><text:tab/>keepRollingIf(num1 &lt;= num2){<text:line-break/> <text:s text:c="11"/>val /= 2;<text:line-break/><text:tab/><text:tab/><text:tab/>num++;<text:line-break/><text:tab/><text:tab/>}<text:line-break/>I/O:<text:line-break/><text:tab/>capture(); - read line;<text:line-break/><text:tab/>project(“text”); - print line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a06e9" officeooo:paragraph-rsid="000a06e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bsolute Cinema</text:p>
        <text:p text:style-name="MP1">Overvie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06:58:52.512569000</meta:creation-date>
    <dc:date>2025-11-04T07:00:28.552416000</dc:date>
    <meta:editing-duration>PT1M36S</meta:editing-duration>
    <meta:editing-cycles>1</meta:editing-cycles>
    <meta:generator>LibreOffice/25.8.2.2$Windows_X86_64 LibreOffice_project/d401f2107ccab8f924a8e2df40f573aab7605b6f</meta:generator>
    <meta:document-statistic meta:table-count="0" meta:image-count="0" meta:object-count="0" meta:page-count="3" meta:paragraph-count="3" meta:word-count="361" meta:character-count="2383" meta:non-whitespace-character-count="1821"/>
  </office:meta>
</office:document-meta>
</file>